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center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="0.3cm" fo:border-left="1.5pt solid #000000" fo:border-right="none" fo:border-top="1.5pt solid #000000" fo:border-bottom="none" style:writing-mode="page"/>
    </style:style>
    <style:style style:name="表格1.B1" style:family="table-cell">
      <style:table-cell-properties fo:padding="0.3cm" fo:border-left="none" fo:border-right="1.5pt solid #000000" fo:border-top="1.5pt solid #000000" fo:border-bottom="none" style:writing-mode="page"/>
    </style:style>
    <style:style style:name="表格1.A2" style:family="table-cell">
      <style:table-cell-properties fo:padding="0.3cm" fo:border-left="1.5pt solid #000000" fo:border-right="none" fo:border-top="none" fo:border-bottom="none" style:writing-mode="page"/>
    </style:style>
    <style:style style:name="表格1.B2" style:family="table-cell">
      <style:table-cell-properties fo:padding="0.3cm" fo:border-left="none" fo:border-right="1.5pt solid #000000" fo:border-top="none" fo:border-bottom="none" style:writing-mode="page"/>
    </style:style>
    <style:style style:name="表格1.A6" style:family="table-cell">
      <style:table-cell-properties fo:padding="0.3cm" fo:border-left="1.5pt solid #000000" fo:border-right="none" fo:border-top="none" fo:border-bottom="1.5pt solid #000000" style:writing-mode="page"/>
    </style:style>
    <style:style style:name="表格1.B6" style:family="table-cell">
      <style:table-cell-properties fo:padding="0.3cm" fo:border-left="none" fo:border-right="1.5pt solid #000000" fo:border-top="none" fo:border-bottom="1.5pt solid #000000" style:writing-mode="page"/>
    </style:style>
    <style:style style:name="表格2" style:family="table">
      <style:table-properties style:width="9.999cm" table:align="left"/>
    </style:style>
    <style:style style:name="表格2.A" style:family="table-column">
      <style:table-column-properties style:column-width="4.824cm"/>
    </style:style>
    <style:style style:name="表格2.B" style:family="table-column">
      <style:table-column-properties style:column-width="2.519cm"/>
    </style:style>
    <style:style style:name="表格2.C" style:family="table-column">
      <style:table-column-properties style:column-width="2.656cm"/>
    </style:style>
    <style:style style:name="表格2.1" style:family="table-row">
      <style:table-row-properties style:min-row-height="0.714cm"/>
    </style:style>
    <style:style style:name="表格2.A1" style:family="table-cell">
      <style:table-cell-properties fo:padding="0.049cm" fo:border-left="1.5pt solid #000000" fo:border-right="none" fo:border-top="1.5pt solid #000000" fo:border-bottom="none" style:writing-mode="page"/>
    </style:style>
    <style:style style:name="表格2.B1" style:family="table-cell">
      <style:table-cell-properties fo:padding="0.049cm" fo:border-left="none" fo:border-right="none" fo:border-top="1.5pt solid #000000" fo:border-bottom="none" style:writing-mode="page"/>
    </style:style>
    <style:style style:name="表格2.C1" style:family="table-cell">
      <style:table-cell-properties fo:padding="0.049cm" fo:border-left="none" fo:border-right="1.5pt solid #000000" fo:border-top="1.5pt solid #000000" fo:border-bottom="none" style:writing-mode="page"/>
    </style:style>
    <style:style style:name="表格2.A2" style:family="table-cell">
      <style:table-cell-properties fo:padding="0.049cm" fo:border-left="1.5pt solid #000000" fo:border-right="none" fo:border-top="none" fo:border-bottom="none" style:writing-mode="page"/>
    </style:style>
    <style:style style:name="表格2.B2" style:family="table-cell">
      <style:table-cell-properties fo:padding="0.049cm" fo:border="none" style:writing-mode="page"/>
    </style:style>
    <style:style style:name="表格2.C2" style:family="table-cell">
      <style:table-cell-properties fo:padding="0.049cm" fo:border-left="none" fo:border-right="1.5pt solid #000000" fo:border-top="none" fo:border-bottom="none" style:writing-mode="page"/>
    </style:style>
    <style:style style:name="表格2.A6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表格2.B6" style:family="table-cell">
      <style:table-cell-properties fo:padding="0.049cm" fo:border-left="none" fo:border-right="none" fo:border-top="none" fo:border-bottom="1.5pt solid #000000" style:writing-mode="page"/>
    </style:style>
    <style:style style:name="表格2.C6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表格3" style:family="table">
      <style:table-properties style:width="9.999cm" table:align="left"/>
    </style:style>
    <style:style style:name="表格3.A" style:family="table-column">
      <style:table-column-properties style:column-width="4.824cm"/>
    </style:style>
    <style:style style:name="表格3.B" style:family="table-column">
      <style:table-column-properties style:column-width="2.519cm"/>
    </style:style>
    <style:style style:name="表格3.C" style:family="table-column">
      <style:table-column-properties style:column-width="2.656cm"/>
    </style:style>
    <style:style style:name="表格3.1" style:family="table-row">
      <style:table-row-properties style:min-row-height="0.714cm"/>
    </style:style>
    <style:style style:name="表格3.A1" style:family="table-cell">
      <style:table-cell-properties fo:padding="0.049cm" fo:border-left="1.5pt solid #000000" fo:border-right="1.5pt solid #000000" fo:border-top="1.5pt solid #000000" fo:border-bottom="none" style:writing-mode="page"/>
    </style:style>
    <style:style style:name="表格3.A2" style:family="table-cell">
      <style:table-cell-properties fo:padding="0.049cm" fo:border-left="1.5pt solid #000000" fo:border-right="none" fo:border-top="none" fo:border-bottom="none" style:writing-mode="page"/>
    </style:style>
    <style:style style:name="表格3.B2" style:family="table-cell">
      <style:table-cell-properties fo:padding="0.049cm" fo:border="none" style:writing-mode="page"/>
    </style:style>
    <style:style style:name="表格3.C2" style:family="table-cell">
      <style:table-cell-properties fo:padding="0.049cm" fo:border-left="none" fo:border-right="1.5pt solid #000000" fo:border-top="none" fo:border-bottom="none" style:writing-mode="page"/>
    </style:style>
    <style:style style:name="表格3.A5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表格3.B5" style:family="table-cell">
      <style:table-cell-properties fo:padding="0.049cm" fo:border-left="none" fo:border-right="none" fo:border-top="none" fo:border-bottom="1.5pt solid #000000" style:writing-mode="page"/>
    </style:style>
    <style:style style:name="表格3.C5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表格4" style:family="table">
      <style:table-properties style:width="9.999cm" table:align="left"/>
    </style:style>
    <style:style style:name="表格4.A" style:family="table-column">
      <style:table-column-properties style:column-width="4.824cm"/>
    </style:style>
    <style:style style:name="表格4.B" style:family="table-column">
      <style:table-column-properties style:column-width="2.519cm"/>
    </style:style>
    <style:style style:name="表格4.C" style:family="table-column">
      <style:table-column-properties style:column-width="2.656cm"/>
    </style:style>
    <style:style style:name="表格4.1" style:family="table-row">
      <style:table-row-properties style:min-row-height="0.714cm"/>
    </style:style>
    <style:style style:name="表格4.A1" style:family="table-cell">
      <style:table-cell-properties fo:padding="0.049cm" fo:border-left="1.5pt solid #000000" fo:border-right="1.5pt solid #000000" fo:border-top="1.5pt solid #000000" fo:border-bottom="none" style:writing-mode="page"/>
    </style:style>
    <style:style style:name="表格4.A2" style:family="table-cell">
      <style:table-cell-properties fo:padding="0.049cm" fo:border-left="1.5pt solid #000000" fo:border-right="none" fo:border-top="none" fo:border-bottom="none" style:writing-mode="page"/>
    </style:style>
    <style:style style:name="表格4.B2" style:family="table-cell">
      <style:table-cell-properties fo:padding="0.049cm" fo:border="none" style:writing-mode="page"/>
    </style:style>
    <style:style style:name="表格4.C2" style:family="table-cell">
      <style:table-cell-properties fo:padding="0.049cm" fo:border-left="none" fo:border-right="1.5pt solid #000000" fo:border-top="none" fo:border-bottom="none" style:writing-mode="page"/>
    </style:style>
    <style:style style:name="表格4.A4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表格4.B4" style:family="table-cell">
      <style:table-cell-properties fo:padding="0.049cm" fo:border-left="none" fo:border-right="none" fo:border-top="none" fo:border-bottom="1.5pt solid #000000" style:writing-mode="page"/>
    </style:style>
    <style:style style:name="表格4.C4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表格5" style:family="table">
      <style:table-properties style:width="9.999cm" table:align="left" style:may-break-between-rows="false"/>
    </style:style>
    <style:style style:name="表格5.A" style:family="table-column">
      <style:table-column-properties style:column-width="4.824cm"/>
    </style:style>
    <style:style style:name="表格5.B" style:family="table-column">
      <style:table-column-properties style:column-width="2.519cm"/>
    </style:style>
    <style:style style:name="表格5.C" style:family="table-column">
      <style:table-column-properties style:column-width="2.656cm"/>
    </style:style>
    <style:style style:name="表格5.1" style:family="table-row">
      <style:table-row-properties style:min-row-height="0.714cm"/>
    </style:style>
    <style:style style:name="表格5.A1" style:family="table-cell">
      <style:table-cell-properties fo:padding="0.049cm" fo:border-left="1.5pt solid #000000" fo:border-right="1.5pt solid #000000" fo:border-top="1.5pt solid #000000" fo:border-bottom="none" style:writing-mode="page"/>
    </style:style>
    <style:style style:name="表格5.A2" style:family="table-cell">
      <style:table-cell-properties fo:padding="0.049cm" fo:border-left="1.5pt solid #000000" fo:border-right="none" fo:border-top="none" fo:border-bottom="none" style:writing-mode="page"/>
    </style:style>
    <style:style style:name="表格5.B2" style:family="table-cell">
      <style:table-cell-properties fo:padding="0.049cm" fo:border="none" style:writing-mode="page"/>
    </style:style>
    <style:style style:name="表格5.C2" style:family="table-cell">
      <style:table-cell-properties fo:padding="0.049cm" fo:border-left="none" fo:border-right="1.5pt solid #000000" fo:border-top="none" fo:border-bottom="none" style:writing-mode="page"/>
    </style:style>
    <style:style style:name="表格5.A5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表格5.B5" style:family="table-cell">
      <style:table-cell-properties fo:padding="0.049cm" fo:border-left="none" fo:border-right="none" fo:border-top="none" fo:border-bottom="1.5pt solid #000000" style:writing-mode="page"/>
    </style:style>
    <style:style style:name="表格5.C5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表格6" style:family="table">
      <style:table-properties style:width="9.999cm" table:align="left"/>
    </style:style>
    <style:style style:name="表格6.A" style:family="table-column">
      <style:table-column-properties style:column-width="4.824cm"/>
    </style:style>
    <style:style style:name="表格6.B" style:family="table-column">
      <style:table-column-properties style:column-width="2.519cm"/>
    </style:style>
    <style:style style:name="表格6.C" style:family="table-column">
      <style:table-column-properties style:column-width="2.656cm"/>
    </style:style>
    <style:style style:name="表格6.1" style:family="table-row">
      <style:table-row-properties style:min-row-height="0.714cm"/>
    </style:style>
    <style:style style:name="表格6.A1" style:family="table-cell">
      <style:table-cell-properties fo:padding="0.049cm" fo:border-left="1.5pt solid #000000" fo:border-right="1.5pt solid #000000" fo:border-top="1.5pt solid #000000" fo:border-bottom="none" style:writing-mode="page"/>
    </style:style>
    <style:style style:name="表格6.A2" style:family="table-cell">
      <style:table-cell-properties fo:padding="0.049cm" fo:border-left="1.5pt solid #000000" fo:border-right="none" fo:border-top="none" fo:border-bottom="none" style:writing-mode="page"/>
    </style:style>
    <style:style style:name="表格6.B2" style:family="table-cell">
      <style:table-cell-properties fo:padding="0.049cm" fo:border="none" style:writing-mode="page"/>
    </style:style>
    <style:style style:name="表格6.C2" style:family="table-cell">
      <style:table-cell-properties fo:padding="0.049cm" fo:border-left="none" fo:border-right="1.5pt solid #000000" fo:border-top="none" fo:border-bottom="none" style:writing-mode="page"/>
    </style:style>
    <style:style style:name="表格6.A4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表格6.B4" style:family="table-cell">
      <style:table-cell-properties fo:padding="0.049cm" fo:border-left="none" fo:border-right="none" fo:border-top="none" fo:border-bottom="1.5pt solid #000000" style:writing-mode="page"/>
    </style:style>
    <style:style style:name="表格6.C4" style:family="table-cell">
      <style:table-cell-properties fo:padding="0.049cm" fo:border-left="none" fo:border-right="1.5pt solid #000000" fo:border-top="none" fo:border-bottom="1.5pt solid #000000" style:writing-mode="page"/>
    </style:style>
    <style:style style:name="P1" style:family="paragraph" style:parent-style-name="Standard">
      <style:text-properties officeooo:paragraph-rsid="001d9562"/>
    </style:style>
    <style:style style:name="P2" style:family="paragraph" style:parent-style-name="Standard">
      <style:text-properties fo:font-weight="bold" officeooo:rsid="001ffee5" officeooo:paragraph-rsid="001ffee5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3a5941" officeooo:paragraph-rsid="003a5941" style:font-weight-asian="bold" style:font-weight-complex="bold"/>
    </style:style>
    <style:style style:name="P5" style:family="paragraph" style:parent-style-name="Standard">
      <style:text-properties officeooo:rsid="002d66aa" officeooo:paragraph-rsid="002d66aa"/>
    </style:style>
    <style:style style:name="P6" style:family="paragraph" style:parent-style-name="Standard">
      <style:text-properties officeooo:rsid="002d66aa" officeooo:paragraph-rsid="00350cfe"/>
    </style:style>
    <style:style style:name="P7" style:family="paragraph" style:parent-style-name="Standard">
      <style:text-properties officeooo:rsid="00350cfe" officeooo:paragraph-rsid="00350cfe"/>
    </style:style>
    <style:style style:name="P8" style:family="paragraph" style:parent-style-name="Standard">
      <style:text-properties officeooo:rsid="00350cfe" officeooo:paragraph-rsid="0036ab96"/>
    </style:style>
    <style:style style:name="P9" style:family="paragraph" style:parent-style-name="Standard">
      <style:text-properties officeooo:rsid="00350cfe" officeooo:paragraph-rsid="0037cf3a"/>
    </style:style>
    <style:style style:name="P10" style:family="paragraph" style:parent-style-name="Standard">
      <style:text-properties officeooo:rsid="00350cfe" officeooo:paragraph-rsid="0039b3e1"/>
    </style:style>
    <style:style style:name="P11" style:family="paragraph" style:parent-style-name="Standard">
      <style:text-properties officeooo:rsid="003a5339" officeooo:paragraph-rsid="003a5339"/>
    </style:style>
    <style:style style:name="P12" style:family="paragraph" style:parent-style-name="Standard">
      <style:text-properties officeooo:rsid="003a5941" officeooo:paragraph-rsid="003a5941"/>
    </style:style>
    <style:style style:name="P13" style:family="paragraph" style:parent-style-name="Table_20_Contents">
      <style:text-properties officeooo:paragraph-rsid="002048a8"/>
    </style:style>
    <style:style style:name="P14" style:family="paragraph" style:parent-style-name="Table_20_Contents">
      <style:text-properties officeooo:rsid="0020eed4" officeooo:paragraph-rsid="0020eed4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paragraph-rsid="0037cf3a" style:font-weight-asian="bold" style:font-weight-complex="bold"/>
    </style:style>
    <style:style style:name="P17" style:family="paragraph" style:parent-style-name="Table_20_Contents">
      <style:text-properties fo:font-weight="bold" officeooo:rsid="0037cf3a" officeooo:paragraph-rsid="0037cf3a" style:font-weight-asian="bold" style:font-weight-complex="bold"/>
    </style:style>
    <style:style style:name="P18" style:family="paragraph" style:parent-style-name="Table_20_Contents">
      <style:text-properties fo:font-weight="bold" officeooo:paragraph-rsid="0039b3e1" style:font-weight-asian="bold" style:font-weight-complex="bold"/>
    </style:style>
    <style:style style:name="P19" style:family="paragraph" style:parent-style-name="Table_20_Contents">
      <style:text-properties officeooo:paragraph-rsid="0037cf3a"/>
    </style:style>
    <style:style style:name="P20" style:family="paragraph" style:parent-style-name="Table_20_Contents">
      <style:text-properties officeooo:paragraph-rsid="0039b3e1"/>
    </style:style>
    <style:style style:name="T1" style:family="text">
      <style:text-properties officeooo:rsid="0019ed21"/>
    </style:style>
    <style:style style:name="T2" style:family="text">
      <style:text-properties officeooo:rsid="001ab467"/>
    </style:style>
    <style:style style:name="T3" style:family="text">
      <style:text-properties officeooo:rsid="001d01a4"/>
    </style:style>
    <style:style style:name="T4" style:family="text">
      <style:text-properties officeooo:rsid="001d9562"/>
    </style:style>
    <style:style style:name="T5" style:family="text">
      <style:text-properties officeooo:rsid="001f8a56"/>
    </style:style>
    <style:style style:name="T6" style:family="text">
      <style:text-properties officeooo:rsid="001f9da7"/>
    </style:style>
    <style:style style:name="T7" style:family="text">
      <style:text-properties officeooo:rsid="001ffee5"/>
    </style:style>
    <style:style style:name="T8" style:family="text">
      <style:text-properties officeooo:rsid="002010a6"/>
    </style:style>
    <style:style style:name="T9" style:family="text">
      <style:text-properties officeooo:rsid="002048a8"/>
    </style:style>
    <style:style style:name="T10" style:family="text">
      <style:text-properties officeooo:rsid="002381f0"/>
    </style:style>
    <style:style style:name="T11" style:family="text">
      <style:text-properties officeooo:rsid="0025a2f4"/>
    </style:style>
    <style:style style:name="T12" style:family="text">
      <style:text-properties officeooo:rsid="002a0185"/>
    </style:style>
    <style:style style:name="T13" style:family="text">
      <style:text-properties officeooo:rsid="002b8975"/>
    </style:style>
    <style:style style:name="T14" style:family="text">
      <style:text-properties officeooo:rsid="002d66a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e0eaa"/>
    </style:style>
    <style:style style:name="T17" style:family="text">
      <style:text-properties officeooo:rsid="0031fc4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350cfe"/>
    </style:style>
    <style:style style:name="T20" style:family="text">
      <style:text-properties officeooo:rsid="0036ab96"/>
    </style:style>
    <style:style style:name="T21" style:family="text">
      <style:text-properties officeooo:rsid="0037cf3a"/>
    </style:style>
    <style:style style:name="T22" style:family="text">
      <style:text-properties officeooo:rsid="0039b3e1"/>
    </style:style>
    <style:style style:name="T23" style:family="text">
      <style:text-properties officeooo:rsid="003d8db9"/>
    </style:style>
    <style:style style:name="T24" style:family="text">
      <style:text-properties officeooo:rsid="003e83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類別：資料庫</text:p>
      <text:p text:style-name="Standard">題目：透過<text:span text:style-name="T1">Informix了解資料庫相關知識</text:span></text:p>
      <text:p text:style-name="Standard">副標題：非主流的資料庫管理系統</text:p>
      <text:p text:style-name="Standard"/>
      <text:p text:style-name="Standard">內容</text:p>
      <text:p text:style-name="P1">因為工作的關係，才接觸到<text:span text:style-name="T2">Informix這個資料庫管理系統，不然之前提到資料庫管理系統，大家應該立刻想到的會是MySQL、MariaDB、Oracle Database、</text:span><text:span text:style-name="T3">MongoDB、R</text:span><text:span text:style-name="T4">edis</text:span><text:span text:style-name="T2">之類的系統吧？來看看資料庫管理系統的排名(參考DB-ENGINES的排名)，發現在2022年12月時的排名為第35名。基本上看排名大家應該了不起只會看個前10名，第35名實在是沒什麼人會去注意。</text:span></text:p>
      <text:p text:style-name="P1"/>
      <text:p text:style-name="P2">特別適用於OLTP</text:p>
      <text:p text:style-name="Standard">話雖如此，仔細看了一下它的相關說明，還是有不少值得探討的特點。首先是它的官網提到的：「<text:span text:style-name="T7">An embeddable database optimized for OLTP and IoT data.」。這個OLTP是</text:span><text:span text:style-name="T8">OnLine Transactional Processing的簡稱。提到OLTP就得提到OLAP，下面用個表格來比較一下之間的差異：</text:span></text:p>
      <text:p text:style-name="Standard"/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15">OLTP系統</text:p>
          </table:table-cell>
          <table:table-cell table:style-name="表格1.B1" office:value-type="string">
            <text:p text:style-name="P15">OLAP系統</text:p>
          </table:table-cell>
        </table:table-row>
        <table:table-row>
          <table:table-cell table:style-name="表格1.A2" office:value-type="string">
            <text:p text:style-name="P13">讓多人能夠即時進行大量資料庫事務</text:p>
            <text:p text:style-name="P13">(<text:span text:style-name="T9">select, update, delete...)</text:span></text:p>
          </table:table-cell>
          <table:table-cell table:style-name="表格1.B2" office:value-type="string">
            <text:p text:style-name="P14">適用於大量的查詢動作以利分析所需</text:p>
          </table:table-cell>
        </table:table-row>
        <table:table-row>
          <table:table-cell table:style-name="表格1.A2" office:value-type="string">
            <text:p text:style-name="Table_20_Contents">經常修改少量資料</text:p>
          </table:table-cell>
          <table:table-cell table:style-name="表格1.B2" office:value-type="string">
            <text:p text:style-name="Table_20_Contents">不用修改資料；讀取密集</text:p>
          </table:table-cell>
        </table:table-row>
        <table:table-row>
          <table:table-cell table:style-name="表格1.A2" office:value-type="string">
            <text:p text:style-name="Table_20_Contents">利用「索引<text:span text:style-name="T10">index」來增加反應時間(處理效率)</text:span></text:p>
          </table:table-cell>
          <table:table-cell table:style-name="表格1.B2" office:value-type="string">
            <text:p text:style-name="Table_20_Contents">以<text:span text:style-name="T11">cube的資料結構來組織資料，可從多個面向來分析資料</text:span></text:p>
          </table:table-cell>
        </table:table-row>
        <table:table-row>
          <table:table-cell table:style-name="表格1.A2" office:value-type="string">
            <text:p text:style-name="Table_20_Contents">需要相對較少的儲存空間</text:p>
          </table:table-cell>
          <table:table-cell table:style-name="表格1.B2" office:value-type="string">
            <text:p text:style-name="Table_20_Contents">需要相對較大的儲存空間</text:p>
          </table:table-cell>
        </table:table-row>
        <table:table-row>
          <table:table-cell table:style-name="表格1.A6" office:value-type="string">
            <text:p text:style-name="Table_20_Contents">通常涉及單一或數筆紀錄的查詢</text:p>
          </table:table-cell>
          <table:table-cell table:style-name="表格1.B6" office:value-type="string">
            <text:p text:style-name="Table_20_Contents">執行大量紀錄的複雜查詢</text:p>
          </table:table-cell>
        </table:table-row>
      </table:table>
      <text:p text:style-name="Standard"/>
      <text:p text:style-name="Standard">基本上，從目的來區分，就能夠清楚的區分OLTP與OLAP。<text:span text:style-name="T15">OLTP是為了讓很多人即時的去修改、新增、刪除資料；而OLAP是為了從現有的數據中從各個面向來做分析</text:span>，好比說有一筆資料是「今年在台灣賣出的<text:span text:style-name="T12">SAMSUNG Galaxy Z手機數量是10000台」，那麼就可以從：</text:span></text:p>
      <text:p text:style-name="Standard">1. G<text:span text:style-name="T12">alaxy Z在各個國家的銷售數量</text:span></text:p>
      <text:p text:style-name="Standard">2. 台灣手機銷售總量中它的佔比是多少</text:p>
      <text:p text:style-name="Standard">3. 購買<text:span text:style-name="T12">Galaxy Z的消費族群分布(例如：年齡層、性別、地點……等)</text:span></text:p>
      <text:p text:style-name="Standard">各種不同的面向來解讀這筆數據。所以說從Informix官網上所強調的特點來看，<text:span text:style-name="T13">Informix是一個適合拿來用做儲存資料用的資料庫管理系統。</text:span></text:p>
      <text:p text:style-name="Standard"/>
      <text:p text:style-name="Standard"/>
      <text:p text:style-name="P3">使用<text:span text:style-name="T14">Sharding來做資料的partitioning</text:span></text:p>
      <text:p text:style-name="P5">Informix採用的是用S<text:span text:style-name="T15">harding</text:span><text:span text:style-name="T18">的方式</text:span>來將過多的資料做拆解然後儲存(partitioning)。先來說說為什麼資料需要做<text:span text:style-name="T16">partitioning： 假設一個</text:span><text:span text:style-name="T17">table有1億筆資料，要對這個table做update, </text:span><text:soft-page-break/><text:span text:style-name="T17">select等等操作時，電腦得先將整個table讀到記憶體中，然後再根據條件(SQL中的where)去找到需要的資料，此時這麼多的資料被塞到記憶體中，想當然的電腦執行的速度就會慢下來。而sharding就是把這個有1億筆資料的table根據特定規則拆成好幾個tables，然後存到不同的database中。被拆開來的各個table其table schema都一樣，只是每個小table存的資料沒那麼多而已。</text:span></text:p>
      <text:p text:style-name="P6">至於要根據什麼規則來拆開原本的<text:span text:style-name="T17">table呢？可以分為</text:span><text:span text:style-name="T19">兩種方式：</text:span></text:p>
      <text:p text:style-name="P7">1. Range-based partitioning</text:p>
      <text:p text:style-name="P7">2. Hash partitioning</text:p>
      <text:p text:style-name="P7">以下面這個表格為例：</text:p>
      <text:p text:style-name="P7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15">品項</text:p>
          </table:table-cell>
          <table:table-cell table:style-name="表格2.B1" office:value-type="string">
            <text:p text:style-name="P15">類別</text:p>
          </table:table-cell>
          <table:table-cell table:style-name="表格2.C1" office:value-type="string">
            <text:p text:style-name="P15">售價</text:p>
          </table:table-cell>
        </table:table-row>
        <table:table-row table:style-name="表格2.1">
          <table:table-cell table:style-name="表格2.A2" office:value-type="string">
            <text:p text:style-name="Table_20_Contents">珍珠奶茶</text:p>
          </table:table-cell>
          <table:table-cell table:style-name="表格2.B2" office:value-type="string">
            <text:p text:style-name="Table_20_Contents">奶茶</text:p>
          </table:table-cell>
          <table:table-cell table:style-name="表格2.C2" office:value-type="string">
            <text:p text:style-name="Table_20_Contents">55</text:p>
          </table:table-cell>
        </table:table-row>
        <table:table-row table:style-name="表格2.1">
          <table:table-cell table:style-name="表格2.A2" office:value-type="string">
            <text:p text:style-name="Table_20_Contents">檸檬紅茶</text:p>
          </table:table-cell>
          <table:table-cell table:style-name="表格2.B2" office:value-type="string">
            <text:p text:style-name="Table_20_Contents">紅茶</text:p>
          </table:table-cell>
          <table:table-cell table:style-name="表格2.C2" office:value-type="string">
            <text:p text:style-name="Table_20_Contents">40</text:p>
          </table:table-cell>
        </table:table-row>
        <table:table-row table:style-name="表格2.1">
          <table:table-cell table:style-name="表格2.A2" office:value-type="string">
            <text:p text:style-name="Table_20_Contents">榛果奶茶</text:p>
          </table:table-cell>
          <table:table-cell table:style-name="表格2.B2" office:value-type="string">
            <text:p text:style-name="Table_20_Contents">奶茶</text:p>
          </table:table-cell>
          <table:table-cell table:style-name="表格2.C2" office:value-type="string">
            <text:p text:style-name="Table_20_Contents">60</text:p>
          </table:table-cell>
        </table:table-row>
        <table:table-row table:style-name="表格2.1">
          <table:table-cell table:style-name="表格2.A2" office:value-type="string">
            <text:p text:style-name="Table_20_Contents">奇異果汁</text:p>
          </table:table-cell>
          <table:table-cell table:style-name="表格2.B2" office:value-type="string">
            <text:p text:style-name="Table_20_Contents">果汁</text:p>
          </table:table-cell>
          <table:table-cell table:style-name="表格2.C2" office:value-type="string">
            <text:p text:style-name="Table_20_Contents">45</text:p>
          </table:table-cell>
        </table:table-row>
        <table:table-row table:style-name="表格2.1">
          <table:table-cell table:style-name="表格2.A6" office:value-type="string">
            <text:p text:style-name="Table_20_Contents">葡萄汁</text:p>
          </table:table-cell>
          <table:table-cell table:style-name="表格2.B6" office:value-type="string">
            <text:p text:style-name="Table_20_Contents">果汁</text:p>
          </table:table-cell>
          <table:table-cell table:style-name="表格2.C6" office:value-type="string">
            <text:p text:style-name="Table_20_Contents">35</text:p>
          </table:table-cell>
        </table:table-row>
      </table:table>
      <text:p text:style-name="P7"/>
      <text:p text:style-name="P8">Range-based partitioning就是根據某個欄位的資料，自己先劃分出一個個區塊，然後再把資料根據區塊的條件塞進各自對應的<text:span text:style-name="T20">table中。假設我們以「售價&lt;=50」跟「售價&gt;50」分成兩個區塊，那麼拆開後的表格就變成以下的兩個表格：</text:span></text:p>
      <text:p text:style-name="P9"/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table:number-columns-spanned="3" office:value-type="string">
            <text:p text:style-name="P16">售價 &lt;<text:span text:style-name="T21">= 50</text:span></text:p>
          </table:table-cell>
          <table:covered-table-cell/>
          <table:covered-table-cell/>
        </table:table-row>
        <table:table-row table:style-name="表格3.1">
          <table:table-cell table:style-name="表格3.A2" office:value-type="string">
            <text:p text:style-name="P16">品項</text:p>
          </table:table-cell>
          <table:table-cell table:style-name="表格3.B2" office:value-type="string">
            <text:p text:style-name="P16">類別</text:p>
          </table:table-cell>
          <table:table-cell table:style-name="表格3.C2" office:value-type="string">
            <text:p text:style-name="P16">售價</text:p>
          </table:table-cell>
        </table:table-row>
        <table:table-row table:style-name="表格3.1">
          <table:table-cell table:style-name="表格3.A2" office:value-type="string">
            <text:p text:style-name="P19">檸檬紅茶</text:p>
          </table:table-cell>
          <table:table-cell table:style-name="表格3.B2" office:value-type="string">
            <text:p text:style-name="P19">紅茶</text:p>
          </table:table-cell>
          <table:table-cell table:style-name="表格3.C2" office:value-type="string">
            <text:p text:style-name="P19">40</text:p>
          </table:table-cell>
        </table:table-row>
        <table:table-row table:style-name="表格3.1">
          <table:table-cell table:style-name="表格3.A2" office:value-type="string">
            <text:p text:style-name="P19">奇異果汁</text:p>
          </table:table-cell>
          <table:table-cell table:style-name="表格3.B2" office:value-type="string">
            <text:p text:style-name="P19">果汁</text:p>
          </table:table-cell>
          <table:table-cell table:style-name="表格3.C2" office:value-type="string">
            <text:p text:style-name="P19">45</text:p>
          </table:table-cell>
        </table:table-row>
        <table:table-row table:style-name="表格3.1">
          <table:table-cell table:style-name="表格3.A5" office:value-type="string">
            <text:p text:style-name="P19">葡萄汁</text:p>
          </table:table-cell>
          <table:table-cell table:style-name="表格3.B5" office:value-type="string">
            <text:p text:style-name="P19">果汁</text:p>
          </table:table-cell>
          <table:table-cell table:style-name="表格3.C5" office:value-type="string">
            <text:p text:style-name="P19">35</text:p>
          </table:table-cell>
        </table:table-row>
      </table:table>
      <text:p text:style-name="P9"/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table:number-columns-spanned="3" office:value-type="string">
            <text:p text:style-name="P17">售價 &gt; 50</text:p>
          </table:table-cell>
          <table:covered-table-cell/>
          <table:covered-table-cell/>
        </table:table-row>
        <table:table-row table:style-name="表格4.1">
          <table:table-cell table:style-name="表格4.A2" office:value-type="string">
            <text:p text:style-name="P16">品項</text:p>
          </table:table-cell>
          <table:table-cell table:style-name="表格4.B2" office:value-type="string">
            <text:p text:style-name="P16">類別</text:p>
          </table:table-cell>
          <table:table-cell table:style-name="表格4.C2" office:value-type="string">
            <text:p text:style-name="P16">售價</text:p>
          </table:table-cell>
        </table:table-row>
        <table:table-row table:style-name="表格4.1">
          <table:table-cell table:style-name="表格4.A2" office:value-type="string">
            <text:p text:style-name="P19">珍珠奶茶</text:p>
          </table:table-cell>
          <table:table-cell table:style-name="表格4.B2" office:value-type="string">
            <text:p text:style-name="P19">奶茶</text:p>
          </table:table-cell>
          <table:table-cell table:style-name="表格4.C2" office:value-type="string">
            <text:p text:style-name="P19">55</text:p>
          </table:table-cell>
        </table:table-row>
        <table:table-row table:style-name="表格4.1">
          <table:table-cell table:style-name="表格4.A4" office:value-type="string">
            <text:p text:style-name="P19">榛果奶茶</text:p>
          </table:table-cell>
          <table:table-cell table:style-name="表格4.B4" office:value-type="string">
            <text:p text:style-name="P19">奶茶</text:p>
          </table:table-cell>
          <table:table-cell table:style-name="表格4.C4" office:value-type="string">
            <text:p text:style-name="P19">60</text:p>
          </table:table-cell>
        </table:table-row>
      </table:table>
      <text:p text:style-name="P9"/>
      <text:p text:style-name="P9"/>
      <text:p text:style-name="P9">若是以<text:span text:style-name="T21">Hash-based sharding來拆表格的話，就是先定義一個hash function，然後把特定欄位的值丟進去計算，然後根據運算結果來拆表格。假設一個hash function是這樣的：「若是有出現『茶』這個字的話，就把它歸到『茶類』；若是有出現『汁』這個字的話，就歸類到『果汁類』」，那麼將「品項」的值丟到</text:span><text:span text:style-name="T22">hash function中做分類，最後會得出兩個表格：</text:span></text:p>
      <text:p text:style-name="P9"/>
      <text:p text:style-name="P10"/>
      <table:table table:name="表格5" table:style-name="表格5">
        <table:table-column table:style-name="表格5.A"/>
        <table:table-column table:style-name="表格5.B"/>
        <table:table-column table:style-name="表格5.C"/>
        <text:soft-page-break/>
        <table:table-row table:style-name="表格5.1">
          <table:table-cell table:style-name="表格5.A1" table:number-columns-spanned="3" office:value-type="string">
            <text:p text:style-name="P18">茶類</text:p>
          </table:table-cell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18">品項</text:p>
          </table:table-cell>
          <table:table-cell table:style-name="表格5.B2" office:value-type="string">
            <text:p text:style-name="P18">類別</text:p>
          </table:table-cell>
          <table:table-cell table:style-name="表格5.C2" office:value-type="string">
            <text:p text:style-name="P18">售價</text:p>
          </table:table-cell>
        </table:table-row>
        <table:table-row table:style-name="表格5.1">
          <table:table-cell table:style-name="表格5.A2" office:value-type="string">
            <text:p text:style-name="P20">珍珠奶茶</text:p>
          </table:table-cell>
          <table:table-cell table:style-name="表格5.B2" office:value-type="string">
            <text:p text:style-name="P20">奶茶</text:p>
          </table:table-cell>
          <table:table-cell table:style-name="表格5.C2" office:value-type="string">
            <text:p text:style-name="P20">55</text:p>
          </table:table-cell>
        </table:table-row>
        <table:table-row table:style-name="表格5.1">
          <table:table-cell table:style-name="表格5.A2" office:value-type="string">
            <text:p text:style-name="P20">檸檬紅茶</text:p>
          </table:table-cell>
          <table:table-cell table:style-name="表格5.B2" office:value-type="string">
            <text:p text:style-name="P20">紅茶</text:p>
          </table:table-cell>
          <table:table-cell table:style-name="表格5.C2" office:value-type="string">
            <text:p text:style-name="P20">40</text:p>
          </table:table-cell>
        </table:table-row>
        <table:table-row table:style-name="表格5.1">
          <table:table-cell table:style-name="表格5.A5" office:value-type="string">
            <text:p text:style-name="P20">榛果奶茶</text:p>
          </table:table-cell>
          <table:table-cell table:style-name="表格5.B5" office:value-type="string">
            <text:p text:style-name="P20">奶茶</text:p>
          </table:table-cell>
          <table:table-cell table:style-name="表格5.C5" office:value-type="string">
            <text:p text:style-name="P20">60</text:p>
          </table:table-cell>
        </table:table-row>
      </table:table>
      <text:p text:style-name="P10"/>
      <table:table table:name="表格6" table:style-name="表格6">
        <table:table-column table:style-name="表格6.A"/>
        <table:table-column table:style-name="表格6.B"/>
        <table:table-column table:style-name="表格6.C"/>
        <table:table-row table:style-name="表格6.1">
          <table:table-cell table:style-name="表格6.A1" table:number-columns-spanned="3" office:value-type="string">
            <text:p text:style-name="P18">果汁類</text:p>
          </table:table-cell>
          <table:covered-table-cell/>
          <table:covered-table-cell/>
        </table:table-row>
        <table:table-row table:style-name="表格6.1">
          <table:table-cell table:style-name="表格6.A2" office:value-type="string">
            <text:p text:style-name="P18">品項</text:p>
          </table:table-cell>
          <table:table-cell table:style-name="表格6.B2" office:value-type="string">
            <text:p text:style-name="P18">類別</text:p>
          </table:table-cell>
          <table:table-cell table:style-name="表格6.C2" office:value-type="string">
            <text:p text:style-name="P18">售價</text:p>
          </table:table-cell>
        </table:table-row>
        <table:table-row table:style-name="表格6.1">
          <table:table-cell table:style-name="表格6.A2" office:value-type="string">
            <text:p text:style-name="P20">奇異果汁</text:p>
          </table:table-cell>
          <table:table-cell table:style-name="表格6.B2" office:value-type="string">
            <text:p text:style-name="P20">果汁</text:p>
          </table:table-cell>
          <table:table-cell table:style-name="表格6.C2" office:value-type="string">
            <text:p text:style-name="P20">45</text:p>
          </table:table-cell>
        </table:table-row>
        <table:table-row table:style-name="表格6.1">
          <table:table-cell table:style-name="表格6.A4" office:value-type="string">
            <text:p text:style-name="P20">葡萄汁</text:p>
          </table:table-cell>
          <table:table-cell table:style-name="表格6.B4" office:value-type="string">
            <text:p text:style-name="P20">果汁</text:p>
          </table:table-cell>
          <table:table-cell table:style-name="表格6.C4" office:value-type="string">
            <text:p text:style-name="P20">35</text:p>
          </table:table-cell>
        </table:table-row>
      </table:table>
      <text:p text:style-name="P10"/>
      <text:p text:style-name="P8"/>
      <text:p text:style-name="P8"/>
      <text:p text:style-name="P4">不支援MapReduce</text:p>
      <text:p text:style-name="P12">MapReduce是分散式技術的其中一種。它可以分為Map以及Reduce兩個部分。Map就是將工作(或資料)拆成不相干的數份，丟給不同的電腦去處理，最後再透過Reduce把各個獨立的電腦處理結果做統整。能夠實現MapReduce的話對於單個硬體設備的要求就可以不用那麼高，仍然維持一定的運算效果，白話一點就是「團結力量大」。Informix不支援MapReduce，所以對於當作Server的主機需要有一定的規格要求。</text:p>
      <text:p text:style-name="P12"/>
      <text:p text:style-name="P12"/>
      <text:p text:style-name="P4">小結</text:p>
      <text:p text:style-name="P12">綜合以上的特性，可以把<text:span text:style-name="T24">Informix這套資料庫管理系統看成是專門用在「多人頻繁的更動資料」這樣的用途上，不適合頻繁的提取資料，更別說是用來做各種的分析。不過透過這篇文章，主要是想要跟大家分享的是資料庫相關知識，未來有更多文章完成後會再與大家分享:-D</text:span></text:p>
      <text:p text:style-name="P8"/>
      <text:p text:style-name="P8"/>
      <text:p text:style-name="P8"/>
      <text:p text:style-name="P8"/>
      <text:p text:style-name="P3">參考資料</text:p>
      <text:p text:style-name="Standard">DB-E<text:span text:style-name="T5">ngines Ranking</text:span></text:p>
      <text:p text:style-name="Standard"><text:a xlink:type="simple" xlink:href="https://db-engines.com/en/ranking" text:style-name="Internet_20_link" text:visited-style-name="Visited_20_Internet_20_Link">https://db-engines.com/en/ranking</text:a></text:p>
      <text:p text:style-name="Standard">IBM I<text:span text:style-name="T6">nformix</text:span></text:p>
      <text:p text:style-name="Standard"><text:a xlink:type="simple" xlink:href="https://www.ibm.com/products/informix" text:style-name="Internet_20_link" text:visited-style-name="Visited_20_Internet_20_Link">https://www.ibm.com/products/informix</text:a></text:p>
      <text:p text:style-name="Standard">什麼是OLTP？</text:p>
      <text:p text:style-name="Standard"><text:a xlink:type="simple" xlink:href="https://www.oracle.com/tw/database/what-is-oltp/" text:style-name="Internet_20_link" text:visited-style-name="Visited_20_Internet_20_Link">https://www.oracle.com/tw/database/what-is-oltp/</text:a></text:p>
      <text:p text:style-name="Standard">什麼是建立索引</text:p>
      <text:p text:style-name="Standard"><text:a xlink:type="simple" xlink:href="https://blog.gmifly.tw/2020/02/23/什麼是建立索引/" text:style-name="Internet_20_link" text:visited-style-name="Visited_20_Internet_20_Link">https://blog.gmifly.tw/2020/02/23/%E4%BB%80%E9%BA%BC%E6%98%AF%E5%BB%BA%E7%AB%8B%E7%B4%A2%E5%BC%95/</text:a></text:p>
      <text:p text:style-name="Standard">線上分析處理與OLAP(概)</text:p>
      <text:p text:style-name="Standard"><text:a xlink:type="simple" xlink:href="https://support.microsoft.com/zh-tw/office/線上分析處理與-olap-概-15d2cdde-f70b-4277-b009-ed732b75fdd6" text:style-name="Internet_20_link" text:visited-style-name="Visited_20_Internet_20_Link">https://support.microsoft.com/zh-tw/office/%E7%B7%9A%E4%B8%8A%E5%88%86%E6%9E%90%E8%99%95%E7%90%86%E8%88%87-olap-%E6%A6%82-15d2cdde-f70b-4277-b009-ed732b75fdd6</text:a></text:p>
      <text:p text:style-name="Standard">什麼是OLAP？</text:p>
      <text:p text:style-name="Standard"><text:a xlink:type="simple" xlink:href="https://medium.com/程式愛好者/什麼是-olap-2c7cccf55c42" text:style-name="Internet_20_link" text:visited-style-name="Visited_20_Internet_20_Link">https://medium.com/%E7%A8%8B%E5%BC%8F%E6%84%9B%E5%A5%BD</text:a><text:soft-page-break/><text:a xlink:type="simple" xlink:href="https://medium.com/程式愛好者/什麼是-olap-2c7cccf55c42" text:style-name="Internet_20_link" text:visited-style-name="Visited_20_Internet_20_Link">%E8%80%85/%E4%BB%80%E9%BA%BC%E6%98%AF-olap-2c7cccf55c42</text:a></text:p>
      <text:p text:style-name="P11">【Day 23】淺淺認識Database Sharding</text:p>
      <text:p text:style-name="P11"><text:a xlink:type="simple" xlink:href="https://ithelp.ithome.com.tw/articles/10249886" text:style-name="Internet_20_link" text:visited-style-name="Visited_20_Internet_20_Link">https://ithelp.ithome.com.tw/articles/10249886</text:a></text:p>
      <text:p text:style-name="P11">M<text:span text:style-name="T23">apReduce, Hadoop與NoSQL技術解說</text:span></text:p>
      <text:p text:style-name="P11"><text:a xlink:type="simple" xlink:href="https://www.ithome.com.tw/article/93032" text:style-name="Internet_20_link" text:visited-style-name="Visited_20_Internet_20_Link">https://www.ithome.com.tw/article/93032</text:a>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新細明體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8T10:47:06.687000000</dc:date>
    <meta:editing-duration>PT17H10M35S</meta:editing-duration>
    <meta:editing-cycles>27</meta:editing-cycles>
    <meta:generator>LibreOffice/7.3.7.2$Windows_X86_64 LibreOffice_project/e114eadc50a9ff8d8c8a0567d6da8f454beeb84f</meta:generator>
    <meta:document-statistic meta:table-count="6" meta:image-count="0" meta:object-count="0" meta:page-count="4" meta:paragraph-count="118" meta:word-count="1619" meta:character-count="2847" meta:non-whitespace-character-count="2806"/>
  </office:meta>
</office:document-meta>
</file>